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9.9cm"/>
    </style:style>
    <style:style style:name="gr9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2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>
      <style:graphic-properties draw:textarea-horizontal-align="justify" draw:textarea-vertical-align="middle" draw:auto-grow-height="false"/>
    </style:style>
    <style:style style:name="gr17" style:family="graphic">
      <style:graphic-properties draw:stroke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0" style:family="graphic">
      <style:graphic-properties svg:stroke-color="#999999" draw:fill="solid" draw:fill-color="#eeeee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P3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2" fo:font-size="28pt" style:font-name-asian="メイリオ" style:font-size-asian="28pt" style:font-size-complex="28pt"/>
    </style:style>
    <style:style style:name="P5" style:family="paragraph">
      <style:text-properties fo:color="#006699" style:font-name="Segoe UI2" fo:font-size="40pt" style:font-name-asian="メイリオ" style:font-size-asian="40pt" style:font-size-complex="40pt"/>
    </style:style>
    <style:style style:name="P6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7" style:family="paragraph">
      <style:text-properties fo:color="#333333" style:font-name="Segoe UI2" fo:font-size="24pt" fo:font-weight="bold" style:font-name-asian="メイリオ" style:font-size-asian="24pt" style:font-weight-asian="bold" style:font-size-complex="24pt" style:font-weight-complex="bold"/>
    </style:style>
    <style:style style:name="P8" style:family="paragraph">
      <style:text-properties fo:color="#333333" style:font-name="Segoe UI2" fo:font-size="36pt" fo:font-weight="bold" style:font-name-asian="メイリオ" style:font-size-asian="36pt" style:font-weight-asian="bold" style:font-size-complex="36pt" style:font-weight-complex="bold"/>
    </style:style>
    <style:style style:name="P9" style:family="paragraph">
      <style:text-properties fo:color="#333333" style:font-name="Segoe UI2" fo:font-size="32pt" fo:font-weight="bold" style:font-name-asian="メイリオ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color="#006699" fo:font-weight="bold" style:font-weight-asian="bold" style:font-weight-complex="bold"/>
    </style:style>
    <style:style style:name="P13" style:family="paragraph">
      <style:paragraph-properties fo:text-align="center"/>
      <style:text-properties fo:color="#996600" fo:font-weight="bold" style:font-weight-asian="bold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  <style:text-properties fo:font-size="24pt" style:font-size-asian="24pt" style:font-size-complex="24pt"/>
    </style:style>
    <style:style style:name="P16" style:family="paragraph">
      <style:paragraph-properties fo:text-align="start"/>
      <style:text-properties fo:color="#333333" style:font-name="Courier New2" fo:font-size="24pt" style:font-size-asian="24pt" style:font-size-complex="24pt"/>
    </style:style>
    <style:style style:name="P17" style:family="paragraph">
      <style:paragraph-properties fo:line-height="100%"/>
      <style:text-properties style:font-size-asian="32pt"/>
    </style:style>
    <style:style style:name="P18" style:family="paragraph">
      <style:paragraph-properties fo:line-height="100%"/>
      <style:text-properties fo:color="#333333" style:font-name="Courier New2" style:font-size-asian="32pt"/>
    </style:style>
    <style:style style:name="P19" style:family="paragraph">
      <style:paragraph-properties fo:text-align="center"/>
      <style:text-properties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333333" style:font-name="Courier New2"/>
    </style:style>
    <style:style style:name="P23" style:family="paragraph">
      <style:paragraph-properties fo:text-align="start"/>
      <style:text-properties fo:color="#999999"/>
    </style:style>
    <style:style style:name="P24" style:family="paragraph">
      <style:paragraph-properties fo:text-align="start"/>
      <style:text-properties fo:font-size="32pt"/>
    </style:style>
    <style:style style:name="P25" style:family="paragraph">
      <style:paragraph-properties fo:text-align="start">
        <style:tab-stops>
          <style:tab-stop style:position="4.815cm"/>
        </style:tab-stops>
      </style:paragraph-properties>
      <style:text-properties fo:font-size="32pt"/>
    </style:style>
    <style:style style:name="P26" style:family="paragraph">
      <style:paragraph-properties fo:text-align="start"/>
      <style:text-properties fo:color="#333333" style:font-name="Courier New2" fo:font-size="32pt"/>
    </style:style>
    <style:style style:name="P27" style:family="paragraph">
      <style:text-properties fo:font-size="24pt" style:font-size-asian="24pt" style:font-size-complex="24pt"/>
    </style:style>
    <style:style style:name="T1" style:family="text">
      <style:text-properties fo:color="#006699" style:font-name="Segoe UI2" fo:font-size="36pt" fo:font-weight="normal" style:font-name-asian="メイリオ" style:font-size-asian="36pt" style:font-weight-asian="normal" style:font-size-complex="36pt" style:font-weight-complex="normal"/>
    </style:style>
    <style:style style:name="T2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3" style:family="text">
      <style:text-properties fo:color="#006699" style:font-name="Segoe UI2" fo:font-size="28pt" style:font-name-asian="メイリオ" style:font-size-asian="28pt" style:font-size-complex="28pt"/>
    </style:style>
    <style:style style:name="T4" style:family="text">
      <style:text-properties fo:color="#006699" style:font-name="Segoe UI2" fo:font-size="40pt" style:font-name-asian="メイリオ" style:font-size-asian="40pt" style:font-size-complex="40pt"/>
    </style:style>
    <style:style style:name="T5" style:family="text">
      <style:text-properties fo:color="#333333" style:font-name="Segoe UI2" fo:font-size="24pt" style:font-name-asian="メイリオ" style:font-size-asian="24pt" style:font-size-complex="24pt"/>
    </style:style>
    <style:style style:name="T6" style:family="text">
      <style:text-properties fo:color="#333333" style:font-name="Segoe UI2" fo:font-size="36pt" style:font-name-asian="メイリオ" style:font-size-asian="36pt" style:font-size-complex="36pt"/>
    </style:style>
    <style:style style:name="T7" style:family="text">
      <style:text-properties fo:color="#333333" style:font-name="Segoe UI2" fo:font-size="32pt" style:font-name-asian="メイリオ" style:font-size-asian="32pt" style:font-size-complex="32pt"/>
    </style:style>
    <style:style style:name="T8" style:family="text">
      <style:text-properties fo:color="#ffffff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T9" style:family="text">
      <style:text-properties fo:color="#333333" style:font-name="Segoe UI2" fo:font-size="26pt" style:font-name-asian="メイリオ" style:font-size-asian="26pt" style:font-size-complex="26pt"/>
    </style:style>
    <style:style style:name="T10" style:family="text">
      <style:text-properties fo:color="#006699" fo:font-weight="bold" style:font-weight-asian="bold" style:font-weight-complex="bold"/>
    </style:style>
    <style:style style:name="T11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996600" fo:font-weight="bold" style:font-weight-asian="bold" style:font-weight-complex="bold"/>
    </style:style>
    <style:style style:name="T15" style:family="text">
      <style:text-properties fo:color="#996600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333333" style:font-name="Courier New2" fo:font-size="24pt" style:font-size-asian="24pt" style:font-size-complex="24pt"/>
    </style:style>
    <style:style style:name="T18" style:family="text">
      <style:text-properties fo:color="#333333" style:font-name="Courier New2"/>
    </style:style>
    <style:style style:name="T19" style:family="text">
      <style:text-properties fo:color="#333333" style:font-name="Segoe UI3" fo:font-size="32pt" style:font-size-asian="32pt" style:font-size-complex="32pt"/>
    </style:style>
    <style:style style:name="T20" style:family="text">
      <style:text-properties fo:color="#333333" style:font-name="Segoe UI2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999999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2cm" svg:height="2.156cm" svg:x="8.347cm" svg:y="6.666cm">
          <draw:text-box>
            <text:p><text:span text:style-name="T1">プログラミング言語</text:span></text:p>
          </draw:text-box>
        </draw:frame>
        <draw:frame draw:style-name="gr2" draw:text-style-name="P3" draw:layer="layout" svg:width="4.964cm" svg:height="3.066cm" svg:x="3.317cm" svg:y="5.8cm">
          <draw:text-box>
            <text:p><text:span text:style-name="T2">Gura</text:span></text:p>
          </draw:text-box>
        </draw:frame>
        <draw:frame draw:style-name="gr3" draw:text-style-name="P4" draw:layer="layout" svg:width="1.488cm" svg:height="1.733cm" svg:x="19.879cm" svg:y="6.956cm">
          <draw:text-box>
            <text:p><text:span text:style-name="T3">の</text:span></text:p>
          </draw:text-box>
        </draw:frame>
        <draw:frame draw:style-name="gr2" draw:text-style-name="P5" draw:layer="layout" svg:width="3.321cm" svg:height="2.368cm" svg:x="21.079cm" svg:y="6.489cm">
          <draw:text-box>
            <text:p><text:span text:style-name="T4">紹介</text:span></text:p>
          </draw:text-box>
        </draw:frame>
        <draw:frame draw:style-name="gr2" draw:text-style-name="P6" draw:layer="layout" svg:width="8.765cm" svg:height="1.559cm" svg:x="9.635cm" svg:y="10.041cm">
          <draw:text-box>
            <text:p><text:span text:style-name="T3">www.gura-lang.org</text:span></text:p>
          </draw:text-box>
        </draw:frame>
        <draw:frame draw:style-name="gr2" draw:text-style-name="P6" draw:layer="layout" svg:width="11.737cm" svg:height="1.559cm" svg:x="8.006cm" svg:y="16.841cm">
          <draw:text-box>
            <text:p><text:span text:style-name="T3">Copyright © 2014 ypsita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frame draw:style-name="gr2" draw:text-style-name="P7" draw:layer="layout" svg:width="2.195cm" svg:height="1.521cm" svg:x="0.6cm" svg:y="5.8cm">
          <draw:text-box>
            <text:p><text:span text:style-name="T5">名前</text:span></text:p>
          </draw:text-box>
        </draw:frame>
        <draw:frame draw:style-name="gr2" draw:text-style-name="P7" draw:layer="layout" svg:width="2.195cm" svg:height="1.521cm" svg:x="0.8cm" svg:y="14.423cm">
          <draw:text-box>
            <text:p><text:span text:style-name="T5">現職</text:span></text:p>
          </draw:text-box>
        </draw:frame>
        <draw:frame draw:style-name="gr5" draw:text-style-name="P8" draw:layer="layout" svg:width="10.052cm" svg:height="2.156cm" svg:x="4.948cm" svg:y="5.6cm">
          <draw:text-box>
            <text:p><text:span text:style-name="T6">斉藤 寛 </text:span><text:span text:style-name="T5">(</text:span><text:span text:style-name="T5">ゆたか</text:span><text:span text:style-name="T5">)</text:span></text:p>
          </draw:text-box>
        </draw:frame>
        <draw:frame draw:style-name="gr2" draw:text-style-name="P7" draw:layer="layout" svg:width="3.889cm" svg:height="1.521cm" svg:x="0.6cm" svg:y="8.759cm">
          <draw:text-box>
            <text:p><text:span text:style-name="T5">開発経験</text:span></text:p>
          </draw:text-box>
        </draw:frame>
        <draw:frame draw:style-name="gr5" draw:text-style-name="P9" draw:layer="layout" svg:width="18.6cm" svg:height="1.965cm" svg:x="5cm" svg:y="8.826cm">
          <draw:text-box>
            <text:p><text:span text:style-name="T7">組込ファームウェア </text:span><text:span text:style-name="T5">から</text:span><text:span text:style-name="T7"> </text:span><text:span text:style-name="T7">GUI </text:span><text:span text:style-name="T5">まで</text:span></text:p>
          </draw:text-box>
        </draw:frame>
        <draw:custom-shape draw:style-name="gr6" draw:text-style-name="P10" draw:layer="layout" svg:width="14cm" svg:height="2.6cm" svg:x="6.284cm" svg:y="16.381cm">
          <text:p text:style-name="P1"><text:span text:style-name="T8">Gura </text:span><text:span text:style-name="T8">の開発に専念するため</text:span></text:p>
          <draw:enhanced-geometry svg:viewBox="0 0 21600 21600" draw:text-areas="800 800 20800 20800" draw:type="round-rectangular-callout" draw:modifiers="2483.82258410114 -5946.0207612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5.242cm" svg:height="1.67cm" svg:x="20.581cm" svg:y="17.471cm">
          <draw:text-box>
            <text:p><text:span text:style-name="T5">としておく</text:span></text:p>
          </draw:text-box>
        </draw:frame>
        <draw:frame draw:style-name="gr2" draw:text-style-name="P7" draw:layer="layout" svg:width="2.195cm" svg:height="1.521cm" svg:x="0.853cm" svg:y="11.762cm">
          <draw:text-box>
            <text:p><text:span text:style-name="T5">職歴</text:span></text:p>
          </draw:text-box>
        </draw:frame>
        <draw:frame draw:style-name="gr8" draw:text-style-name="P9" draw:layer="layout" svg:width="19.579cm" svg:height="1.944cm" svg:x="4.849cm" svg:y="11.6cm">
          <draw:text-box>
            <text:p><text:span text:style-name="T7">電機</text:span><text:span text:style-name="T9">メーカ</text:span><text:span text:style-name="T7">・米半導体</text:span><text:span text:style-name="T9">メーカ</text:span><text:span text:style-name="T7">・ベンチャ</text:span></text:p>
          </draw:text-box>
        </draw:frame>
        <draw:frame draw:style-name="gr5" draw:text-style-name="P8" draw:layer="layout" svg:width="5.242cm" svg:height="2.156cm" svg:x="4.948cm" svg:y="14.225cm">
          <draw:text-box>
            <text:p><text:span text:style-name="T6">無職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9" draw:text-style-name="P12" draw:layer="layout" svg:width="18cm" svg:height="2.8cm" svg:x="5cm" svg:y="16.4cm">
          <text:p text:style-name="P11"><text:span text:style-name="T10">課題 </text:span><text:span text:style-name="T11">と </text:span><text:span text:style-name="T10">将来の展望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1"><text:span text:style-name="T12">Gura</text:span><text:span text:style-name="T10"> </text:span><text:span text:style-name="T11">が提供する </text:span><text:span text:style-name="T13">新しい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1"><text:span text:style-name="T11">言語としての</text:span><text:span text:style-name="T10"> 当たり前の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8cm" svg:height="2.8cm" svg:x="5cm" svg:y="5.2cm">
          <text:p text:style-name="P11"><text:span text:style-name="T14">なぜ </text:span><text:span text:style-name="T15">つくったの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11" draw:text-style-name="P1" draw:layer="layout" svg:width="24.8cm" svg:height="2.156cm" svg:x="1.6cm" svg:y="5.294cm">
          <draw:text-box>
            <text:p text:style-name="P1">プログラム中で頻繁に出てくる <text:span text:style-name="T16">繰返し処理</text:span></text:p>
          </draw:text-box>
        </draw:frame>
        <draw:custom-shape draw:style-name="gr12" draw:text-style-name="P16" draw:layer="layout" svg:width="14.2cm" svg:height="2.8cm" svg:x="2.2cm" svg:y="8.6cm">
          <text:p text:style-name="P15"><text:span text:style-name="T17">for (i = 0; i &lt; 10; i++) {</text:span></text:p>
          <text:p text:style-name="P15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4cm" svg:height="2.8cm" svg:x="3.6cm" svg:y="11cm">
          <text:p text:style-name="P15"><text:span text:style-name="T17">people.each do |person|</text:span></text:p>
          <text:p text:style-name="P15"><text:span text:style-name="T17">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2.2cm" svg:height="2.8cm" svg:x="13.6cm" svg:y="9.8cm">
          <text:p text:style-name="P15"><text:span text:style-name="T17">for x in range(10):</text:span></text:p>
          <text:p text:style-name="P15"><text:span text:style-name="T17"><text:tab/></text:span><text:span text:style-name="T17">hog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2.8cm" svg:height="3.2cm" svg:x="2.8cm" svg:y="15.4cm">
          <text:p text:style-name="P12"><text:span text:style-name="T13">冗長</text:span><text:span text:style-name="T10">な</text:span><text:span text:style-name="T13">制御構文</text:span><text:span text:style-name="T10">なしで記述できないか</text:span><text:span text:style-name="T10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3" draw:text-style-name="P18" draw:layer="layout" svg:width="21.978cm" svg:height="3.658cm" svg:x="2cm" svg:y="5.942cm">
          <draw:text-box>
            <text:p text:style-name="P17"><text:span text:style-name="T18">数値列 </text:span><text:span text:style-name="T19">-3, -2, -1, 0, 1, 2, 3 </text:span><text:span text:style-name="T19">があります。</text:span></text:p>
            <text:p text:style-name="P17"><text:span text:style-name="T19">二乗した値を求めて</text:span><text:span text:style-name="T18">リスト</text:span><text:span text:style-name="T20">にしてください</text:span></text:p>
          </draw:text-box>
        </draw:frame>
        <draw:g>
          <draw:line draw:style-name="gr14" draw:text-style-name="P1" draw:layer="layout" svg:x1="3.6cm" svg:y1="17.8cm" svg:x2="11.8cm" svg:y2="17.8cm">
            <text:p/>
          </draw:line>
          <draw:line draw:style-name="gr14" draw:text-style-name="P1" draw:layer="layout" svg:x1="7.6cm" svg:y1="18.8cm" svg:x2="7.6cm" svg:y2="12.2cm">
            <text:p/>
          </draw:line>
          <draw:custom-shape draw:style-name="gr15" draw:text-style-name="P1" draw:layer="layout" svg:width="0.4cm" svg:height="0.4cm" svg:x="7.4cm" svg:y="1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8.6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9.69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10.6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6.2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5.332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4.387cm" svg:y="13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レイアウト" svg:width="1.2cm" svg:height="1.2cm" svg:x="23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レイアウト" svg:width="0.8cm" svg:height="0.8cm" svg:x="24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レイアウト" svg:width="12.2cm" svg:height="6.8cm" svg:x="14cm" svg:y="12.2cm">
          <text:p text:style-name="P19"><text:span text:style-name="T21">あなたの好きな</text:span></text:p>
          <text:p text:style-name="P19"><text:span text:style-name="T21">言語で考えてみよ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レイアウト" svg:width="0.4cm" svg:height="0.4cm" svg:x="25.6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</text:p>
          </draw:text-box>
        </draw:frame>
        <draw:custom-shape draw:style-name="gr12" draw:text-style-name="P22" draw:layer="layout" svg:width="22.6cm" svg:height="4.2cm" svg:x="2.6cm" svg:y="9cm">
          <text:p text:style-name="P21"><text:span text:style-name="T18">x = [-3, -2, -1, 0, 1, 2, 3]</text:span></text:p>
          <text:p text:style-name="P21"><text:span text:style-name="T18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custom-shape draw:style-name="gr18" draw:text-style-name="P1" draw:layer="layout" svg:width="12.8cm" svg:height="8.6cm" svg:x="14.4cm" svg:y="10.4cm">
          <text:p/>
          <draw:enhanced-geometry svg:viewBox="0 0 21600 21600" draw:glue-points="10800 0 0 10800 10800 21600 21600 10800" draw:text-areas="0 0 21600 ?f11" draw:mirror-vertical="true" draw:mirror-horizontal="true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3" draw:text-style-name="P18" draw:layer="layout" svg:width="24.238cm" svg:height="3.637cm" svg:x="2cm" svg:y="5.942cm">
          <draw:text-box>
            <text:p text:style-name="P17"><text:span text:style-name="T20">テキストファイルを読み込み、行番号つきで</text:span></text:p>
            <text:p text:style-name="P17"><text:span text:style-name="T20">画面に表示するプログラムをつくってください</text:span></text:p>
          </draw:text-box>
        </draw:frame>
        <draw:custom-shape draw:style-name="gr16" draw:text-style-name="P1" draw:layer="レイアウト" svg:width="1.2cm" svg:height="1.2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レイアウト" svg:width="0.8cm" svg:height="0.8cm" svg:x="2.2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レイアウト" svg:width="12.4cm" svg:height="6.8cm" svg:x="1.4cm" svg:y="11.4cm">
          <text:p text:style-name="P19"><text:span text:style-name="T21">Think it with your</text:span></text:p>
          <text:p text:style-name="P19"><text:span text:style-name="T21">favorite languag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レイアウト" svg:width="0.4cm" svg:height="0.4cm" svg:x="1.6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11.4cm" svg:height="7.6cm" svg:x="15.4cm" svg:y="11cm">
          <text:p text:style-name="P23"><text:span text:style-name="T22">1: #include &lt;stdio.h&gt;</text:span></text:p>
          <text:p text:style-name="P23"><text:span text:style-name="T22">2: int main()</text:span></text:p>
          <text:p text:style-name="P23"><text:span text:style-name="T22">3: {</text:span></text:p>
          <text:p text:style-name="P23"><text:span text:style-name="T22">4: <text:s text:c="4"/>printf(“Hello, Wor</text:span></text:p>
          <text:p text:style-name="P23"><text:span text:style-name="T22">5: 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</text:p>
          </draw:text-box>
        </draw:frame>
        <draw:custom-shape draw:style-name="gr20" draw:text-style-name="P26" draw:layer="レイアウト" svg:width="23.6cm" svg:height="4.2cm" svg:x="2cm" svg:y="8.6cm">
          <text:p text:style-name="P24"><text:span text:style-name="T18">printf('%d: %s',</text:span></text:p>
          <text:p text:style-name="P25"><text:span text:style-name="T18"><text:tab/></text:span><text:span text:style-name="T18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11" draw:text-style-name="P1" draw:layer="layout" svg:width="24.8cm" svg:height="4.061cm" svg:x="1.4cm" svg:y="5.848cm">
          <draw:text-box>
            <text:p text:style-name="P1">リストやイテレータ<text:span text:style-name="T16">を直接</text:span></text:p>
            <text:p text:style-name="P1"><text:span text:style-name="T16">演算・評価できる言語</text:span></text:p>
          </draw:text-box>
        </draw:frame>
        <draw:frame draw:style-name="gr11" draw:text-style-name="P1" draw:layer="layout" svg:width="24.8cm" svg:height="2.156cm" svg:x="1.4cm" svg:y="12.2cm">
          <draw:text-box>
            <text:p text:style-name="P1"><text:span text:style-name="T16">暗黙的マッピング</text:span></text:p>
          </draw:text-box>
        </draw:frame>
        <draw:frame draw:style-name="gr11" draw:text-style-name="P1" draw:layer="layout" svg:width="24.8cm" svg:height="2.156cm" svg:x="1.4cm" svg:y="14.844cm">
          <draw:text-box>
            <text:p text:style-name="P1"><text:span text:style-name="T16">メンバマッピング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言語としての当たり前の機能</text:p>
          </draw:text-box>
        </draw:frame>
        <draw:frame draw:style-name="gr3" draw:layer="layout" svg:width="2.763cm" svg:height="1.944cm" svg:x="2.4cm" svg:y="5.656cm">
          <draw:text-box>
            <text:p>変数</text:p>
          </draw:text-box>
        </draw:frame>
        <draw:frame draw:style-name="gr21" draw:layer="layout" svg:width="6.154cm" svg:height="1.944cm" svg:x="7.246cm" svg:y="9.056cm">
          <draw:text-box>
            <text:p>可変長引数</text:p>
          </draw:text-box>
        </draw:frame>
        <draw:frame draw:style-name="gr3" draw:layer="layout" svg:width="9.544cm" svg:height="1.944cm" svg:x="15.4cm" svg:y="13.056cm">
          <draw:text-box>
            <text:p>オブジェクト指向</text:p>
          </draw:text-box>
        </draw:frame>
        <draw:frame draw:style-name="gr21" draw:layer="layout" svg:width="3.893cm" svg:height="1.944cm" svg:x="4cm" svg:y="15.456cm">
          <draw:text-box>
            <text:p>リスト</text:p>
          </draw:text-box>
        </draw:frame>
        <draw:frame draw:style-name="gr21" draw:layer="layout" svg:width="6.154cm" svg:height="1.944cm" svg:x="10.307cm" svg:y="15.4cm">
          <draw:text-box>
            <text:p>イテレータ</text:p>
          </draw:text-box>
        </draw:frame>
        <draw:frame draw:style-name="gr21" draw:layer="layout" svg:width="2.763cm" svg:height="1.944cm" svg:x="16.837cm" svg:y="15.6cm">
          <draw:text-box>
            <text:p>辞書</text:p>
          </draw:text-box>
        </draw:frame>
        <draw:frame draw:style-name="gr3" draw:layer="layout" svg:width="7.284cm" svg:height="1.944cm" svg:x="2.516cm" svg:y="13.4cm">
          <draw:text-box>
            <text:p>変数スコープ</text:p>
          </draw:text-box>
        </draw:frame>
        <draw:frame draw:style-name="gr21" draw:layer="layout" svg:width="11.805cm" svg:height="1.944cm" svg:x="14.8cm" svg:y="9.056cm">
          <draw:text-box>
            <text:p>レキシカルクロージャ</text:p>
          </draw:text-box>
        </draw:frame>
        <draw:frame draw:style-name="gr21" draw:layer="layout" svg:width="5.023cm" svg:height="1.944cm" svg:x="14.4cm" svg:y="6.856cm">
          <draw:text-box>
            <text:p>制御構文</text:p>
          </draw:text-box>
        </draw:frame>
        <draw:frame draw:style-name="gr21" draw:layer="layout" svg:width="2.763cm" svg:height="1.944cm" svg:x="6.237cm" svg:y="7.256cm">
          <draw:text-box>
            <text:p>関数</text:p>
          </draw:text-box>
        </draw:frame>
        <draw:frame draw:style-name="gr21" draw:layer="layout" svg:width="7.284cm" svg:height="1.944cm" svg:x="7.2cm" svg:y="11cm">
          <draw:text-box>
            <text:p>名前つき引数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が提供する新しい機能</text:p>
          </draw:text-box>
        </draw:frame>
        <draw:frame draw:style-name="gr3" draw:layer="layout" svg:width="6.154cm" svg:height="1.944cm" svg:x="3.4cm" svg:y="13.2cm">
          <draw:text-box>
            <text:p>ブロック式</text:p>
          </draw:text-box>
        </draw:frame>
        <draw:frame draw:style-name="gr3" draw:layer="layout" svg:width="9.811cm" svg:height="1.965cm" svg:x="11.799cm" svg:y="13.4cm">
          <draw:text-box>
            <text:p>Rubyを原点に発展</text:p>
          </draw:text-box>
        </draw:frame>
        <draw:frame draw:style-name="gr3" draw:layer="layout" svg:width="9.544cm" svg:height="1.944cm" svg:x="3.6cm" svg:y="6.624cm">
          <draw:text-box>
            <text:p>暗黙的マッピング</text:p>
          </draw:text-box>
        </draw:frame>
        <draw:frame draw:style-name="gr3" draw:layer="layout" svg:width="9.544cm" svg:height="1.944cm" svg:x="3.6cm" svg:y="9.368cm">
          <draw:text-box>
            <text:p>メンバマッピング</text:p>
          </draw:text-box>
        </draw:frame>
        <draw:frame draw:style-name="gr3" draw:layer="layout" svg:width="18.587cm" svg:height="1.944cm" svg:x="3.347cm" svg:y="16.587cm">
          <draw:text-box>
            <text:p>接着剤としてのプログラミング言語</text:p>
          </draw:text-box>
        </draw:frame>
        <draw:frame draw:style-name="gr3" draw:text-style-name="P27" draw:layer="layout" svg:width="3.042cm" svg:height="1.521cm" svg:x="4cm" svg:y="15.479cm">
          <draw:text-box>
            <text:p><text:span text:style-name="T23">グルー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課題と将来の展望</text:p>
          </draw:text-box>
        </draw:frame>
        <draw:frame draw:style-name="gr3" draw:layer="layout" svg:width="6.154cm" svg:height="1.944cm" svg:x="1.046cm" svg:y="9.6cm">
          <draw:text-box>
            <text:p>将来の展望</text:p>
          </draw:text-box>
        </draw:frame>
        <draw:frame draw:style-name="gr3" draw:layer="layout" svg:width="17.457cm" svg:height="1.944cm" svg:x="3.343cm" svg:y="11.4cm">
          <draw:text-box>
            <text:p>並列コンピューティングへの応用</text:p>
          </draw:text-box>
        </draw:frame>
        <draw:frame draw:style-name="gr3" draw:layer="layout" svg:width="11.805cm" svg:height="1.944cm" svg:x="4.2cm" svg:y="14.456cm">
          <draw:text-box>
            <text:p>マルチコアプロセッサ</text:p>
          </draw:text-box>
        </draw:frame>
        <draw:frame draw:style-name="gr3" draw:layer="layout" svg:width="11.805cm" svg:height="1.944cm" svg:x="4.195cm" svg:y="17.256cm">
          <draw:text-box>
            <text:p>スーパーコンピュータ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523cm" svg:height="1.448cm" svg:x="21.077cm" svg:y="19.6cm" presentation:class="page-number">
        <draw:text-box>
          <text:p text:style-name="MP5"><text:span text:style-name="MT3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5T10:43:20.321000000</dc:date>
    <meta:editing-duration>PT2H50M7S</meta:editing-duration>
    <meta:editing-cycles>35</meta:editing-cycles>
    <meta:generator>LibreOffice/4.2.5.2$Windows_x86 LibreOffice_project/6ff819b65674ae6c83f3cbab9e4a4c2b292a7a94</meta:generator>
    <dc:creator>Yutaka Saito</dc:creator>
    <meta:document-statistic meta:object-count="131"/>
  </office:meta>
</office:document-meta>
</file>